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Standard" style:list-style-name="L3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L2">
      <style:paragraph-properties fo:margin-left="0cm" fo:margin-right="0cm" fo:text-indent="0cm" style:auto-text-indent="false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style:font-size-asian="24pt" style:font-size-complex="24pt"/>
    </style:style>
    <style:style style:name="P13" style:family="paragraph" style:parent-style-name="Heading_20_2">
      <style:paragraph-properties fo:margin-left="0cm" fo:margin-right="0cm" fo:text-indent="0cm" style:auto-text-indent="false"/>
    </style:style>
    <style:style style:name="P14" style:family="paragraph" style:parent-style-name="Heading_20_2" style:list-style-name="L1">
      <style:paragraph-properties fo:margin-left="0cm" fo:margin-right="0cm" fo:text-indent="0cm" style:auto-text-indent="false"/>
    </style:style>
    <style:style style:name="P15" style:family="paragraph" style:parent-style-name="Heading_20_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6" style:family="paragraph" style:parent-style-name="Text_20_body" style:list-style-name="WW8Num7"/>
    <style:style style:name="P17" style:family="paragraph" style:parent-style-name="Text_20_body" style:list-style-name="WW8Num2"/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 style:list-style-name="L1">
      <style:text-properties fo:font-size="12pt" style:font-size-asian="12pt" style:font-size-complex="12pt"/>
    </style:style>
    <style:style style:name="P20" style:family="paragraph" style:parent-style-name="Text_20_body" style:list-style-name="L1"/>
    <style:style style:name="P21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size-asian="12pt"/>
    </style:style>
    <style:style style:name="T14" style:family="text">
      <style:text-properties style:font-size-complex="12pt"/>
    </style:style>
    <style:style style:name="T15" style:family="text">
      <style:text-properties style:font-weight-asian="bold"/>
    </style:style>
    <style:style style:name="T16" style:family="text">
      <style:text-properties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2">Memória Virtual<text:line-break/>Caso de uso: GerenciarInstituição</text:span></text:p>
      <text:p text:style-name="P21"><text:span text:style-name="T12"/></text:p>
      <text:h text:style-name="Heading_20_1" text:outline-level="1">Breve Descrição</text:h>
      <text:p text:style-name="Text_20_body"><text:s text:c="4"/><text:span text:style-name="T10">O caso de uso GerenciarInstituição permite que o usuário (Gerente, Administrador) cadastre, altere dados de uma instituição e exclua o cadastro, e permite ao usuário (Revisor, Catalogador) o cadastramento e alteração de dados específicos (dados não obrigatórios) da instituição.</text:span></text:p>
      <text:h text:style-name="Heading_20_1" text:outline-level="1">Breve Descrição dos Atores</text:h>
      <text:h text:style-name="Heading_20_2" text:outline-level="2" text:is-list-header="true"><text:span text:style-name="T8">Revisor e Catalogador</text:span>:<text:span text:style-name="T3"> </text:span><text:span text:style-name="T6">O Revisor e Catalogador cadastram e alteram dados específicos (dados não obrigatórios) de uma instituição.</text:span></text:h>
      <text:p text:style-name="Standard"><text:span text:style-name="T3"><text:tab/></text:span><text:span text:style-name="T4">Gerente e Adminstrador: </text:span><text:span text:style-name="T6">O Gerente e o Administrador do sistema cadastram, <text:tab/>alteram e excluem uma instituição.</text:span></text:p>
      <text:p text:style-name="Standard"><text:span text:style-name="T3"/></text:p>
      <text:h text:style-name="Heading_20_1" text:outline-level="1">Pré-condições</text:h>
      <text:p text:style-name="P18">O usuário está logado no sistema.</text:p>
      <text:h text:style-name="Heading_20_1" text:outline-level="1">Fluxo Básico de Eventos</text:h>
      <text:list xml:id="list28579459" text:style-name="WW8Num7">
        <text:list-header>
          <text:p text:style-name="P16"><text:span text:style-name="T10">1. O Administrador/Gerente seleciona a opção “Cadastrar instituição” ou “Editar Instituição ” ou “Excluir Instituição”, o <text:s/>Revisor ou Catalogador selecionam a opção “Cadastrar instituição” ou “Editar Instituição”;</text:span></text:p>
          <text:p text:style-name="P16"><text:span text:style-name="T10">2. O usuário realiza suas operações referente a opção escolhida acima;</text:span></text:p>
          <text:p text:style-name="P16"><text:span text:style-name="T10">3. O sistema valida a operação;</text:span></text:p>
          <text:p text:style-name="P16"><text:span text:style-name="T10">4. O caso de uso é encerrado.</text:span></text:p>
        </text:list-header>
      </text:list>
      <text:h text:style-name="Heading_20_1" text:outline-level="1">Fluxos Alternativos</text:h>
      <text:h text:style-name="P13" text:outline-level="2" text:is-list-header="true">Fluxo Alternativo 1</text:h>
      <text:p text:style-name="P18">Se no passo <text:s/>1 do Fluxo Básico os usúarios selecionam a opção “Cadastrar Instituição”, então</text:p>
      <text:p text:style-name="P18"><text:tab/>1. <text:s text:c="2"/>O sistema apresenta a tela de cadastramento de instituição;</text:p>
      <text:list xml:id="list29355058" text:style-name="L1">
        <text:list-item>
          <text:list>
            <text:list-item>
              <text:list>
                <text:list-item>
                  <text:p text:style-name="P20"><text:span text:style-name="T10">O usuário preenche os campos de cadastramento;</text:span></text:p>
                </text:list-item>
                <text:list-item>
                  <text:p text:style-name="P20"><text:span text:style-name="T10">O sistema habilita a opção de confirmar a operação;</text:span></text:p>
                </text:list-item>
                <text:list-item>
                  <text:p text:style-name="P19">O caso de uso retorna ao passo 3.</text:p>
                </text:list-item>
              </text:list>
              <text:h text:style-name="P14" text:outline-level="2">Fluxo Alternativo 2</text:h>
            </text:list-item>
          </text:list>
          <text:p text:style-name="P20"><text:span text:style-name="T10">Se no passo <text:s/>1 do Fluxo Básico <text:s/>os usúarios selecionam a opção “Editar Instituição”, então</text:span></text:p>
          <text:p text:style-name="P19"><text:soft-page-break/>1. O sistema disponibiliza um <text:s/>ícone <text:s/>de “Busca Instituição”, o usuário pesquisa pela instituição desejada;</text:p>
          <text:list text:continue-numbering="true">
            <text:list-item>
              <text:p text:style-name="P19">O sistema imprime os resultados da busca e o usuário seleciona a instituição a ser alterada;</text:p>
            </text:list-item>
          </text:list>
          <text:p text:style-name="P19">3. <text:s text:c="2"/>O sistema apresenta os dados da instituição que podem ser alterados (de acordo com permissão de cada usuário);</text:p>
          <text:list>
            <text:list-item>
              <text:list>
                <text:list-header>
                  <text:p text:style-name="P22"><text:s text:c="19"/>4. <text:s text:c="3"/>O usuário altera os dados e confirma a operação;</text:p>
                  <text:p text:style-name="P22"><text:s text:c="19"/>5. <text:s text:c="3"/>O caso de uso retorna ao passo 3.</text:p>
                </text:list-header>
              </text:list>
              <text:h text:style-name="P14" text:outline-level="2"/>
              <text:h text:style-name="P14" text:outline-level="2">Fluxo Alternativo 3</text:h>
            </text:list-item>
          </text:list>
          <text:p text:style-name="P20"><text:span text:style-name="T10">Se no passo <text:s/>1 do Fluxo Básico <text:s/>os usúarios selecionam a opção “Excluir Instituição”, então</text:span></text:p>
          <text:p text:style-name="P19">1. O sistema disponibiliza um <text:s/>ícone <text:s/>de “Busca Instituição”, o usuário pesquisa pela instituição desejada;</text:p>
        </text:list-item>
      </text:list>
      <text:p text:style-name="P18"><text:s text:c="6"/>2. <text:s text:c="2"/>O sistema imprime os resultados da busca e o usuário seleciona a instituição a ser excluida;</text:p>
      <text:list xml:id="list30492925" text:continue-numbering="true" text:style-name="L1">
        <text:list-header>
          <text:p text:style-name="P19">3. <text:s text:c="2"/>O usuário confirma a operação;</text:p>
          <text:p text:style-name="P19">4. <text:s text:c="2"/>O caso de uso retorna ao passo 3.</text:p>
        </text:list-header>
      </text:list>
      <text:h text:style-name="P15" text:outline-level="2" text:is-list-header="true">Fluxo Alternativo 4</text:h>
      <text:p text:style-name="P9"><text:span text:style-name="T2"><text:s text:c="16"/></text:span>Se no passo 2 do Fluxo Alternativo 1 o usuário não preenche todos os campos obrigatórios para o cadastramento, então</text:p>
      <text:list xml:id="list30128031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<text:s text:c="32"/>1. O sistema não habilita a opção de confirmar cadastramento;</text:p>
                          <text:p text:style-name="P10"><text:s text:c="32"/>2. O caso de uso retorna ao passo 2 do fluxo alternativo 1.</text:p>
                          <text:p text:style-name="P1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 text:is-list-header="true">Fluxo Alternativo 5</text:h>
      <text:p text:style-name="P8"><text:span text:style-name="T2"><text:s text:c="15"/></text:span><text:span text:style-name="T10"><text:s/>Se no passo 2 do Fluxo Alternativo 2 e 3 o sistema não encontra nenhuma instituição, entao</text:span></text:p>
      <text:list xml:id="list2961877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><text:span text:style-name="T10"><text:s/><text:tab/> <text:s text:c="12"/>1. O sistema retorna a mensagem “Nenhuma instituição encontrada”;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10"><text:s text:c="25"/>2. O caso de uso é encerrado.</text:span></text:p>
                                          <text:p text:style-name="P11"><text:span text:style-name="T10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0">Fluxo Básico: A base de dados do sistema referente as Instituições sofre alterações.</text:span></text:p>
      <text:p text:style-name="P6"><text:tab/>Fluxo Alternativo 1: Uma nova Instituição está cadastrada no sistema.</text:p>
      <text:p text:style-name="P6"><text:tab/>Fluxo Alternativo 2: Os dados da Instituição foram alterados.</text:p>
      <text:p text:style-name="P6"><text:tab/>Fluxo Alternativo 3: A Instituição é excluida da base de dados.</text:p>
      <text:p text:style-name="P6"><text:tab/>Fluxo Alternativo 4: O cadastramento da instituição está pendente.</text:p>
      <text:p text:style-name="P6"><text:tab/>Fluxo Alternativo 5: A base de dados do sistema não foi modificada.</text:p>
      <text:h text:style-name="Heading_20_1" text:outline-level="1"><text:soft-page-break/>Requisitos Especiais</text:h>
      <text:p text:style-name="P5"><text:s text:c="11"/><text:span text:style-name="T10"><text:s text:c="2"/>Performance: A resposta do sistema para a busca da instituição deve ser realizada em até 1 segundo.</text:span></text:p>
      <text:p text:style-name="P5"><text:span text:style-name="T10"><text:s text:c="11"/>Requisito de Auditoria: o sistema salva no banco de dados o usuário que cadastrou/editou/excluiu a instituição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2</text:p>
            </table:table-cell>
            <table:table-cell table:style-name="Tabela2.B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6-22T10:38:00.57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9</meta:editing-cycles>
    <meta:editing-duration>PT03H41M31S</meta:editing-duration>
    <meta:generator>BrOffice.org/3.2$Win32 OpenOffice.org_project/320m12$Build-9483</meta:generator>
    <dc:date>2010-06-22T10:38:00.50</dc:date>
    <meta:document-statistic meta:table-count="2" meta:image-count="0" meta:object-count="0" meta:page-count="3" meta:paragraph-count="58" meta:word-count="581" meta:character-count="3726"/>
  </office:meta>
</office:document-meta>
</file>